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master-page-name="Standard">
      <style:paragraph-properties fo:margin-top="0in" fo:margin-bottom="0in" loext:contextual-spacing="false" style:page-number="1"/>
    </style:style>
    <style:style style:name="T1" style:family="text">
      <style:text-properties fo:color="#1155cc" style:text-underline-style="solid" style:text-underline-width="auto" style:text-underline-color="font-color"/>
    </style:style>
    <style:style style:name="T2" style:family="text">
      <style:text-properties fo:font-style="italic" style:font-style-asian="italic"/>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a xlink:type="simple" xlink:href="https://www.fimfiction.net/story/227563/regarding-falling-villains" text:style-name="Internet_20_link" text:visited-style-name="Visited_20_Internet_20_Link"><text:span text:style-name="T1">https://www.fimfiction.net/story/227563/regarding-falling-villains</text:span></text:a> Romance, Comedy, Dark, Slice of Life</text:p>
      <text:p text:style-name="P1"/>
      <text:p text:style-name="P2"><office:annotation office:name="__Annotation__7_1050516732"><dc:creator>Robert Dulemba</dc:creator><dc:date>2017-11-03T17:11:34</dc:date><text:p><text:span text:style-name="T3">Lead</text:span></text:p></office:annotation>Zreformowanie Discorda i przeciągnięcie go na stronę dobra, sprawiedliwości, Harmonii i wszystkiego co miłe i czterokopytne na tym świecie sprawiło, że Celestia postanowiła dać szansę innym złoczyńcom – poczynając od tak złowrogiego i mrocznego indywiduum, jak Sombra. Nawet jeśli ten broni się przed tym wszystkimi czterema nogami – nie zdając sobie przy tym sprawy, że wskrzeszenie przez księżniczki i rozpoczęcie procesu bycia nawracanym na przyjaźń jest zaledwie początkiem jego problemów.<office:annotation-end office:name="__Annotation__7_1050516732"/></text:p>
      <text:p text:style-name="P2"/>
      <text:p text:style-name="P2">“Regarding Falling Villains” pióra naturalbornderpy’ego to nie jest zwykłe opowiadanie – czytelnicy mają w tym wypadku wyjątkową i niepowtarzalną okazję, by zagłębić się w dziennik pisany osobiście przez JE króla Sombrę, tyrana Kryształowego Imperium, mistrza czarnej magii, władcy niewolników i najmłodszego stażem recepcjonistę w zamku w Canterlocie. O ile większość tych tytułów mu nie przeszkadza, to ostatni go stanowczo boli i drażni – przez co wylewa swoje żale na piśmie. Bądź co bądź, złoczyńca pozbawiony całej swojej władzy oraz mocy i przymuszany na uczęszczanie na spotkania grupy rehabilitacyjnej (w której gardzi każdym kucem który uczęszcza razem z nim) ma powody, by czuć na przemian gniew, bezbrzeżną nudę oraz poczucie egzystencjalnej pustki, czyż nie? <text:s/>Szczególnie jeżeli szybko okazuje się, że nawet skok z dachu nie jest w stanie zakończyć jego cierpień, a jedynymi urozmaiceniami nudnych dni okazują się być krzyżówki dostarczane przez pewnego fioletowego alicorna, stanowczo zbyt poważnie przyjęty dowcip wycięty księżniczce nocy czy spotkanie z Discordem.</text:p>
      <text:p text:style-name="P2"/>
      <text:p text:style-name="P2">Mogłoby się wydawać, że tak bezcelowa egzystencja króla Sombry będzie czytelnika nudzić, ale na szczęście do tego nie dochodzi. Nawet w tak mało ekscytującej sytuacji wciąż dzieje się na tyle dużo, by przykuć uwagę – i przy okazji załatwić rozgrzewkę mózgu i przepony przed dalszą częścią. Pierwsza część opowiadania, z akcją osadzoną w Canterlocie, po pewnym czasie bowiem się urywa – mniej więcej w ¼ fabuły – po czym Sombra przenosi się, z tych lub innych przyczyn, do Ponyville. Z kompletnie nowym celem i o wiele większym wachlarzem możliwości niż w Canterlocie, ale wciąż z Discordem wtrącającym się w jego życie, mroczny król staje przed nowymi wyzwaniami – od eksterminacji szkodników (które w sumie nie są szkodnikami) przez wprowadzenie systemu pracy niewolniczej w Kąciku Kostki Cukru (co nie kończy się najlepiej, nawet mimo szczerych prób Sombry, by tym razem być nieco bardziej humanitarnym) po niezręczną próbę przeproszenia przyjaciółki za pewne niezręczne wydarzenie z ich przeszłości.</text:p>
      <text:p text:style-name="P2"/>
      <text:p text:style-name="P2">“<text:span text:style-name="T2">– Wiem, zostanę następnym władcą Ponyville!</text:span></text:p>
      <text:p text:style-name="P2"><text:span text:style-name="T2">– Burmistrzem</text:span></text:p>
      <text:p text:style-name="P2"><text:span text:style-name="T2">– Dobrze, to następnym burmistrzem!</text:span></text:p>
      <text:p text:style-name="P2"><text:span text:style-name="T2">– To zły pomysł, Sombro. Jesteś za mało bezlitosny na politykę</text:span>”</text:p>
      <text:p text:style-name="P2"/>
      <text:p text:style-name="P2">Przez cały czas autor sprawnie kontroluje tempo i nastrój wydarzeń, odpowiednio kierując fabułą i dozując nowe przygody Sombry w taki sposób, by uniknąć dłużyzn oraz zachować komediowy charakter całości. Nasz główny bohater nie opisuje nigdy nudnych wydarzeń – nawet jeśli konkretny rozdział opowiadania toczy się na przestrzeni miesiąca czy dwóch, to jest to oznaczone po prostu zwykłą wzmianką o upływie czasu, a nie bezsensownymi próbami wyliczenia nudnych rzeczy, jakie mu się w tym okresie zdarzyły. Szczególnie pod koniec akcja przyśpiesza – o ile na początku rozdziały potrafią opisywać nawet kilka tygodni, to pod koniec zdarza im się pokrywać wydarzenia z zaledwie kilku minut. Ciężko to jednak uznać za wadę, biorąc pod uwagę nagromadzenie akcji w kulminacyjnym punkcie opowiadania. Po prostu nie można odczuwać znużenia – cały czas serwowane jest nam coś nowego. A to drobny trójkącik miłosny, a to wesołe i radosne przygody Sombry i Discorda (których charaktery wyraźnie niezbyt do siebie pasują), a to głęboka, filozoficzna rozmowa Sombry z Big Macintoshem...</text:p>
      <text:p text:style-name="P2"/>
      <text:p text:style-name="P2">Równie ważne jest utrzymanie lekkiego, łatwego i przyjemnego charakteru komedii. Biorąc pod uwagę, że głównym bohaterem jest tyran, który jest wyraźnie dumny z faktu bycia zawodowym złoczyńcą i ciemiężenia przez kilkaset lat Kryształowego Imperium, mogłoby to być trudne – jednak się udaje. Autorowi zdarza się wpleść mroczniejsze wątki do opowiadania (co widać już od pierwszego rozdziału – bądź co bądź jedną z pierwszych reakcji Sombry na wiadomość o tym, że będzie poddawany reformacji, jest próba popełnienia samobójstwa), ale nawet w najmroczniejszych godzinach nieprzekroczona zostaje granica mroku, której nie byłby w stanie rozwiać jeden solidny dowcip sytuacyjny bądź słowny. Szczególnie komediowe są rozdziały dodatkowe, które autor zdecydował się usunąć z samego opowiadania ze względu na zbyt szaleńczy humor, ale które udostępnił do przeczytania – bądź co bądź, ciężko się nudzić, gdy Sombra próbuje użyć swoich zdolności uwodzicielskich do ucieczki z Canterlotu lub na prośbę kilku zirytowanych kuców dręczy księcia Blueblooda. </text:p>
      <text:p text:style-name="P2"/>
      <text:p text:style-name="P2">Sporą w tym zasługę pełni sposób narracji. Jak już było wspomniane, w opowiadaniu czytelnicy zagłębiają się w dziennik pisany przez Sombrę we własnej osobie, przez co nawet najprostsze sytuacje czy wydarzenia nabierają unikatowej nuty. Do mrocznego króla i jego sadystyczno-socjopatycznego charakteru trzeba się przyzwyczaić, bo będzie towarzyszyć nam aż do końca opowiadania – choć będzie, oczywiście, ulegać zmianom, bo kryształowy tyran nie jest postacią statyczną i w toku wydarzeń nauczy się wielu rzeczy o sobie, świecie dookoła czy o otaczających go kucach (i nie-kucach). Mroczne poczucie humoru towarzyszy nam szczególnie na początku, gdy Sombra jest najbardziej nieprzychylnie nastawiony do swojego nowego trybu życia i stara sobie to rekompensować przez pasywno-agresywne poczucie humoru bądź wyżywanie się przy pisaniu.</text:p>
      <text:p text:style-name="P2"/>
      <text:p text:style-name="P2">“<text:span text:style-name="T2">-W moich najwspanialszych dniach byłem zdolny do torturowania i okaleczania każdego kuca, o którym myślałem, że na to zasługuje. Czasami chciałem przyznania się do winy, a czasami po prostu miałem ochotę posłuchać wrzasków. Głodziłem i zmuszałem do katorżniczej pracy całe państwo, aż do granicy jego upadku. Wielu pewnie liczyło, że w końcu doprowadzę do jego upadku, kładąc kres zarówno Imperium, jak i mojej władzy nad nim, ale zawsze wiedziałem, kiedy się powstrzymać… i jak bardzo (...) Z tego słyszałem, to teraz powinniśmy pracować w parach. Kto chce być ze mną? – Jak się okazało, nikt nie wyraził chęci</text:span>”.</text:p>
      <text:p text:style-name="P2"/>
      <text:p text:style-name="P2">Nie można powiedzieć, by w serialu Sombra wykazywał się elokwencją albo by widzowie mogli dowiedzieć się o nim za dużo – ot, zniewolił całe państwo, był zły, robił sporo pułapek i dostał solidna porcją miłości i szczęścia prosto w twarz. Dzięki temu autor miał sporo wolności w kreowaniu tej postaci – i wykorzystał to w stu procentach. W “Regarding Falling Villains” król Sombra jest złoczyńcą pełną gębą – takim, który czerpie wyraźną dumę z tego, co uczynił. Równie poważnie, co swoje czyny, traktuje również swój styl, przez co nieustannie próbuje sobie załatwić koronę oraz nową pelerynę godną złego lorda. Już samo to wystarczyłoby, by jego zetknięcie (albo raczej – zderzenie z finezją godną meteorytu) ze społecznością equestriańską stało się źródłem wielu dowcipów, ale dochodzą tu jeszcze jego dodatkowe cechy – jak choćby kompletne niedopasowanie do dzisiejszych czasów (z czym reszta obsady próbuje sobie poradzić na własny sposób – choćby prezentując mu książkę o zmianach, jakie zaszły w ciągu ostatnich tysiąca lat, napisaną przez Twilight dla księżniczki Luny. Z jakiegoś powodu władczyni nocy nigdy jej jednak nie tknęła) czy budząca się w nim ciekawość, o co chodzi z tą całą przyjaźnią. Nieważne, jak bardzo sam zainteresowany by temu zaprzeczał – jest postacią o wiele bardziej skomplikowaną i głęboką, niż początkowo mogłoby się wydawać.</text:p>
      <text:p text:style-name="P2"/>
      <text:p text:style-name="P2">“<text:span text:style-name="T2">Wyglądasz na znudzonego. (...) Może chciałbyś mi pomóc z krzyżówką?</text:span>”</text:p>
      <text:p text:style-name="P2"/>
      <text:p text:style-name="P2"><text:soft-page-break/>Sam Sombra – nieważne, jak wspaniały by nie był i jak interesujący nie byłby świat opisywany z jego perspektywy – nie zdołałby jednak ciągnąć fabuły do przodu ani podtrzymywać zainteresowania czytelników, gdyby reszta postaci nie prezentowałaby sobą równie wysokiego poziomu. Naturalbornderpy to bardzo doświadczony pisarz fandomowy i to widać – nie waha się wprowadzać wielu postaci oraz ostrożnie kontrolować każdej w wiarygodny i logiczny sposób dla osiągnięcia swoich celów. Niezależnie od postaci – czy mowa tu o Flashu Sentry, czy o powierniczkach Elementów Harmonii – są one traktowane z troską i czułością… autorską, oczywiście – w samym opowiadaniu mogą im się czasem przydarzać rzeczy dość okrutne. </text:p>
      <text:p text:style-name="P2"/>
      <text:p text:style-name="P2">Grono postaci, które przewija się przez strony “Regarding Falling Villains” jest imponujące. Szczególną rolę – jak można się zresztą spodziewać w opowiadaniu poświęconym przerobieniu mrocznego złoczyńcy na wiernego fana przyjaźni, szczęścia i harmonii – odgrywają tu księżniczki (z czego Cadance pełni tu najmniejszą rolę, choć i ona ma swoją dłuższą scenę) oraz Mane 6. Czasem ich cechy zostają odrobinę podkręcone lub otrzymują coś nowego, dla osiągnięcia lepszego efektu komediowego – jak choćby pokoik dla ‘dojrzalszej klienteli’ w Butiku Rarity bądź alkoholowe tendencje Rainbow Dash. Bardzo często pojawia się również Celestia, dla której reformacja Sombry jest pewnego rodzaju sztandarowym projektem, którym chce udowodnić światu, że każdy może się zmienić. Szczególną rolę pełni jednak trójka postaci – Twilight, Discord oraz Luna. O ile ta pierwsza to, mniej lub bardziej, Twilight znana z serialu, tylko podejmująca mniej głupie decyzje (nie, żeby wszystkie były dobre – po prostu nawet te złe da się prosto zrozumieć), a Discord pełni tu rolę jednego z głównych kół napędowych fabuły, to już Luna została przez naturalbornderpy’ego rozpisana podobnie jak Sombra. Księżniczka nocy, która również ma za sobą tysiąc lat nieobecności na equestriańskim padole, ma kompletnie inne podejście do Sombry niż reszta postaci, przez co sceny z tą dwójką należą do jednych z lepszych w ficu – oraz zabawniejszych, szczególnie pod koniec. </text:p>
      <text:p text:style-name="P2"/>
      <text:p text:style-name="P2">Stanowczo, kompletnie i z ręką na sercu nie mogę nic zarzucić stronie technicznej. Tekst jest wzorowany na pamiętniku Sombry – i można śmiało powiedzieć, że były król Kryształowego Imperium ma talent literacki. Ba, jego kwiecisty styl wypowiedzi ma nawet solidne uzasadnienie fabularne – w pewnym momencie jest bowiem wspomniane, że korzysta z tezaurusa. Angielszczyzna naturarbornderpy’ego jest równie dobra jak zawsze, czyli całość czyta się z wyraźną przyjemnością. </text:p>
      <text:p text:style-name="P2"/>
      <text:p text:style-name="P2">Czy w takim razie kryją się tu jakieś wady? Z przykrością muszę stwierdzić, że największym przewinieniem tego opowiadania jest fakt, że się kończy. Nieważne, jak bardzo by się chciało poczytać o dalszych losach głównych bohaterów, móc zerknąć na alternatywne wydarzenia albo przynajmniej przyjrzeć się bliżej niektórym postaciom, w końcu następuje nieunikniony koniec. Wrażenie nieco tylko łagodzą wycięte z głównej historii rozdziały, pełniące rolę bonusów, bo mają one nieco bardziej szaleńczy klimat od reszty – szczególnie tam, gdzie występuje Discord. </text:p>
      <text:p text:style-name="P2"/>
      <text:p text:style-name="P2">Podsumowując, “Regarding Falling Villains” z marszu trafiło na moją listę ulubionych opowiadań, i od momentu, gdy pierwszy raz dopadłem to opowiadanie, przeczytałem już je trzy razy. Jest to jeden z przyjemniejszych, lepiej napisanych i rozplanowanych dziełek fanowskich, jakie miałem przyjemność czytać. Romans, bolesne przeżycia postaci, spora dawka dobrego humoru, dużo ciekawych i dobrze rozpisanych postaci – powodów dla których warto zainteresować się opowiadaniem naturalbornderpy’ego jest cała masa. Z mojej strony “Regarding Falling Villains” otrzymuje solidne 9/10.</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9" meta:word-count="1659" meta:character-count="11566" meta:non-whitespace-character-count="9878"/>
    <meta:generator>LibreOfficeDev/5.1.0.3$Linux_X86_64 LibreOffice_project/</meta:generator>
  </office:meta>
</office:document-meta>
</file>